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rsid="00107c9f" officeooo:paragraph-rsid="00107c9f"/>
    </style:style>
    <style:style style:name="P4" style:family="paragraph" style:parent-style-name="Text_20_body" style:list-style-name="L2">
      <style:text-properties officeooo:rsid="0013d269" officeooo:paragraph-rsid="0013d269"/>
    </style:style>
    <style:style style:name="P5" style:family="paragraph" style:parent-style-name="Text_20_body" style:list-style-name="L2">
      <style:text-properties officeooo:rsid="0016a61d" officeooo:paragraph-rsid="0016a61d"/>
    </style:style>
    <style:style style:name="P6" style:family="paragraph" style:parent-style-name="Text_20_body" style:list-style-name="L2">
      <style:text-properties officeooo:rsid="001c8ede" officeooo:paragraph-rsid="001c8ede"/>
    </style:style>
    <style:style style:name="P7" style:family="paragraph" style:parent-style-name="Text_20_body" style:list-style-name="L2">
      <style:text-properties officeooo:rsid="00270eb6" officeooo:paragraph-rsid="00270eb6"/>
    </style:style>
    <style:style style:name="P8" style:family="paragraph" style:parent-style-name="Text_20_body" style:list-style-name="L2">
      <style:text-properties officeooo:rsid="002fcea7" officeooo:paragraph-rsid="002fcea7"/>
    </style:style>
    <style:style style:name="P9" style:family="paragraph" style:parent-style-name="Text_20_body" style:list-style-name="L2">
      <style:text-properties officeooo:rsid="003570f3" officeooo:paragraph-rsid="003570f3"/>
    </style:style>
    <style:style style:name="P10" style:family="paragraph" style:parent-style-name="Text_20_body" style:list-style-name="L2">
      <style:text-properties officeooo:rsid="003a8940" officeooo:paragraph-rsid="003a8940"/>
    </style:style>
    <style:style style:name="P11" style:family="paragraph" style:parent-style-name="Text_20_body" style:list-style-name="L2">
      <style:text-properties officeooo:rsid="0048e4bd" officeooo:paragraph-rsid="0048e4bd"/>
    </style:style>
    <style:style style:name="T1" style:family="text">
      <style:text-properties officeooo:rsid="0007f0d3"/>
    </style:style>
    <style:style style:name="T2" style:family="text">
      <style:text-properties officeooo:rsid="000c3d5c"/>
    </style:style>
    <style:style style:name="T3" style:family="text">
      <style:text-properties officeooo:rsid="0011ac46"/>
    </style:style>
    <style:style style:name="T4" style:family="text">
      <style:text-properties officeooo:rsid="001530e6"/>
    </style:style>
    <style:style style:name="T5" style:family="text">
      <style:text-properties officeooo:rsid="00173709"/>
    </style:style>
    <style:style style:name="T6" style:family="text">
      <style:text-properties officeooo:rsid="00209fe7"/>
    </style:style>
    <style:style style:name="T7" style:family="text">
      <style:text-properties officeooo:rsid="002ae4c5"/>
    </style:style>
    <style:style style:name="T8" style:family="text">
      <style:text-properties officeooo:rsid="002ce16c"/>
    </style:style>
    <style:style style:name="T9" style:family="text">
      <style:text-properties officeooo:rsid="002d4106"/>
    </style:style>
    <style:style style:name="T10" style:family="text">
      <style:text-properties officeooo:rsid="00324985"/>
    </style:style>
    <style:style style:name="T11" style:family="text">
      <style:text-properties officeooo:rsid="00373781"/>
    </style:style>
    <style:style style:name="T12" style:family="text">
      <style:text-properties officeooo:rsid="003cdcde"/>
    </style:style>
    <style:style style:name="T13" style:family="text">
      <style:text-properties officeooo:rsid="0049d451"/>
    </style:style>
    <style:style style:name="T14" style:family="text">
      <style:text-properties officeooo:rsid="004bb1df"/>
    </style:style>
    <style:style style:name="T15" style:family="text">
      <style:text-properties officeooo:rsid="004d7035"/>
    </style:style>
    <style:style style:name="T16" style:family="text">
      <style:text-properties officeooo:rsid="004db0b1"/>
    </style:style>
    <style:style style:name="T17" style:family="text">
      <style:text-properties officeooo:rsid="004de27e"/>
    </style:style>
    <style:style style:name="T18" style:family="text">
      <style:text-properties officeooo:rsid="004e1d07"/>
    </style:style>
    <style:style style:name="T19" style:family="text">
      <style:text-properties officeooo:rsid="004e251f"/>
    </style:style>
    <style:style style:name="T20" style:family="text">
      <style:text-properties officeooo:rsid="004ea06c"/>
    </style:style>
    <style:style style:name="T21" style:family="text">
      <style:text-properties officeooo:rsid="0058caa7"/>
    </style:style>
    <style:style style:name="T22" style:family="text">
      <style:text-properties officeooo:rsid="00599a87"/>
    </style:style>
    <style:style style:name="T23" style:family="text">
      <style:text-properties officeooo:rsid="00632440"/>
    </style:style>
    <style:style style:name="T24" style:family="text">
      <style:text-properties officeooo:rsid="00645b7c"/>
    </style:style>
    <style:style style:name="T25" style:family="text">
      <style:text-properties officeooo:rsid="0064c864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tthew 5:1-12</text:h>
      <text:h text:style-name="Heading_20_2" text:outline-level="2"><text:bookmark text:name="en-GNT-26282"/>The Sermon on the Mount <text:span text:style-name="T1">(1-2)</text:span></text:h>
      <text:list xml:id="list1621186277" text:style-name="L1">
        <text:list-item>
          <text:p text:style-name="P1">Jesus saw the crowds and went up a hill, where he sat down. His disciples gathered around him, and he began to teach them:</text:p>
        </text:list-item>
      </text:list>
      <text:h text:style-name="Heading_20_2" text:outline-level="2"><text:bookmark text:name="en-GNT-26284"/>True Happiness <text:span text:style-name="T2">or Be-Attitudes</text:span> <text:span text:style-name="T1">(3-12)</text:span></text:h>
      <text:list xml:id="list1038064786" text:style-name="L2">
        <text:list-item>
          <text:p text:style-name="P2">“Happy are those who know they are spiritually poor; the Kingdom of heaven belongs to them! “Happy are those who mourn; God will comfort them! “Happy are those who are humble; they will receive what God has promised! “Happy are those whose greatest desire is to do what God requires; God will satisfy them fully! “Happy are those who are merciful to others; God will be merciful to them! “Happy are the pure in heart; they will see God! “Happy are those who work for peace; God will call them his children!<text:bookmark text:name="en-GNT-26291"/> “Happy are those who are persecuted because they do what God requires; the Kingdom of heaven belongs to them!<text:bookmark text:name="en-GNT-26292"/> “Happy are you when people insult you and persecute you and tell all kinds of evil lies against you because you are my followers. <text:bookmark text:name="en-GNT-26293"/>Be happy and glad, for a great reward is kept for you in heaven. This is how the prophets who lived before you were persecuted.</text:p>
        </text:list-item>
        <text:list-item>
          <text:p text:style-name="P3">The first teaching by Jesus Christ on the mount. <text:span text:style-name="T3">He speaks of the personalities we should have and also the results of having such traits.</text:span></text:p>
        </text:list-item>
        <text:list-item>
          <text:p text:style-name="P4">Blessed or happy is the one who is aware of his/her spiritual poverty. <text:span text:style-name="T4">The kingdom of heaven belongs to them. If I’m aware of my spiritual poverty, I’ll seek the Lord diligently so that he enriches me spiritually.</text:span></text:p>
        </text:list-item>
        <text:list-item>
          <text:p text:style-name="P5">Happy are those who mourn, God will comfort them. <text:span text:style-name="T5">When we’re in desperate, hard times we should know that God will be there for us; he’ll confort us.</text:span></text:p>
        </text:list-item>
        <text:list-item>
          <text:p text:style-name="P6">We need to be humble, we’ll receive God’s promises. <text:span text:style-name="T6">Let’s practice humility.</text:span></text:p>
        </text:list-item>
        <text:list-item>
          <text:p text:style-name="P7"><text:span text:style-name="T8">We should greatly desire</text:span> to do <text:span text:style-name="T8">what</text:span> God requires or to follow his commands <text:span text:style-name="T7">all the time</text:span>. <text:span text:style-name="T8">I love the word desire, it shows how us we humans are fallible and we fall short of the glory of God </text:span><text:span text:style-name="T9">but we should do our atmost best to please God and bounnce back when we backslide. </text:span><text:span text:style-name="T21">God will fully satisfy such people</text:span></text:p>
        </text:list-item>
        <text:list-item>
          <text:p text:style-name="P8">We need to be merciful for us to also receive God’s mercy. <text:span text:style-name="T10">W</text:span>e need God’s mercy for we’re sinners.</text:p>
        </text:list-item>
        <text:list-item>
          <text:p text:style-name="P9">If we’re pure at heart we’ll see God. A pure heart is one that has no hate but love, one that that has good intentions not bad one<text:span text:style-name="T22">s</text:span>, one that genuinely seeks goodness for all people. <text:span text:style-name="T11">God knows what’s in our hearts, hence, he’ll know a pure heart.</text:span></text:p>
        </text:list-item>
        <text:list-item>
          <text:p text:style-name="P10">God’s children are those who seek for peace. We all need peace. We all love to live in peace. We should not seek <text:span text:style-name="T12">only </text:span>for our peace but for the peace of all people.</text:p>
        </text:list-item>
        <text:list-item>
          <text:p text:style-name="P11">Those who do what God requires will be outcasts <text:span text:style-name="T23">to the world</text:span>, what they do is in contradiction to the worldly standards; the world <text:span text:style-name="T24">will</text:span> persecute them, it will <text:span text:style-name="T13">stab them, it will manipuate them and many other </text:span><text:span text:style-name="T14">bad things</text:span><text:span text:style-name="T13">. </text:span><text:span text:style-name="T15">Fear of </text:span><text:span text:style-name="T13">receiv</text:span><text:span text:style-name="T15">ing</text:span><text:span text:style-name="T13"> such treatment </text:span><text:span text:style-name="T15">leads </text:span><text:soft-page-break/><text:span text:style-name="T15">people to</text:span><text:span text:style-name="T13"> conform to the standards of the world. </text:span><text:span text:style-name="T16">Instead of letting fear drive us to conform to worldly standard we should rather be firm in seeking God and face the the persecution. </text:span><text:span text:style-name="T17">The kingdom of heaven belongs to those who stand firm in the Lord </text:span><text:span text:style-name="T18">and they’ll </text:span><text:span text:style-name="T19">also</text:span><text:span text:style-name="T18"> receive a reward waiting for them in heaven. </text:span><text:span text:style-name="T20">The same persecution</text:span><text:span text:style-name="T25">s</text:span><text:span text:style-name="T20"> ha</text:span><text:span text:style-name="T25">ve</text:span><text:span text:style-name="T20"> been handed to the prophets, apostles and God’s followers in the pas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07:34:25.054279296</meta:creation-date>
    <dc:date>2021-10-17T09:08:45.632458124</dc:date>
    <meta:editing-duration>PT1H34M8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592" meta:character-count="3145" meta:non-whitespace-character-count="2578"/>
  </office:meta>
</office:document-meta>
</file>